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/>
      <text:p text:style-name="P2">MÉTRICAS DE SOFTWARE</text:p>
      <text:p text:style-name="Standard"/>
      <text:p text:style-name="Standard"/>
      <text:p text:style-name="Standard"><text:tab/>Para nos orientarmos em relação ao desenvolvimento do software proposto, utilizaremos a Análise de Pontos de Função. Essa é uma métrica internacional que tem como objetivo principal descobrir qual o tamanho de um software a partir dos seus requisitos funcionais. Isso sem levar em conta a linguagem de programação utilizada na construção do sistema, que só será analisada após a contagem ser finalizada.</text:p>
      <text:p text:style-name="Standard"><text:tab/>Métrica de software implica em tudo que pode ser medido e quantificado em um sistema, documentação ou processo. Em nossa solução <text:span text:style-name="T1">Smart Heard</text:span>, <text:span text:style-name="T2">utilizaremos métricas de tamanho do software, buscando obter uma análise próxima da realidade, de quantos pontos precisaremos.</text:span></text:p>
      <text:p text:style-name="P1"><text:tab/>As métricas podem ser classificadas em métricas de controle ou de previsão. Métricas de controle estão associadas a processos de software, como: esforço médio e tempo necessário para implementar uma funcionalidade ou corrigir um bug. Métricas de previsão se associam ao sistema em si, como linhas de código e tamanho das classes.</text:p>
      <text:p text:style-name="P1"><text:tab/>Já para a análise de pontos de função, existem três tipos de contagem: <text:span text:style-name="T1">projeto de desenvolvimento, projeto de melhoria e aplicação</text:span>. Utilizaremos a contagem de projeto de desenvolvimento por se tratar de um software totalmente novo, e para isso, analisaremos todas as funcionalidades do sistema, avaliando suas complexidades e esforços, para então chegarmos a estimativa final da <text:s/>contagem.</text:p>
      <text:p text:style-name="P1"><text:tab/>O primeiro passo será determinar o escopo da aplicação, isso a partir do ponto de vista do usuário. O ponto de vista do usuário é importante nesse ponto pois é ele que de fato utilizará a aplicação, portanto é o melhor em dizer quais funcionalidades são necessárias. <text:s/></text:p>
      <text:p text:style-name="P1"><text:tab/>A partir disso, contaremos as funções do tipo dados, também chamadas de arquivos lógicos. Esses arquivos podem ser mantidos pela aplicação (Arquivos Lógicos Internos - ALI) ou serem lidos de outra (Arquivos de Interface Externa – AIE). Definiremos para cada arquivo lógico encontrado qual sua complexidade e qual sua contribuição. </text:p>
      <text:p text:style-name="P1"><text:tab/>Então, contaremos as funções do tipo transação, também chamadas de processos elementares. Representam a menor unidade de uma função disponível ao usuário e são classificadas em Entradas Externas, Saídas Externas e Consultas Externas. Assim que contadas, também definiremos as complexidades e contribuição de cada uma.</text:p>
      <text:p text:style-name="Standard"><text:span text:style-name="T2"><text:tab/>O quarto passo </text:span>é determinar a contagem dos pontos de função não ajustados, que representa a relação de um arquivo lógico com um processo elementar, somando os dois na hora de calcular. Seria seguido do fator de reajuste, mas não o calcularemos (o fator de reajuste é opcional desde 2002 por sua contagem poder resultar em uma falha na contagem final). E finalizaremos realizando o cálculo dos pontos de função ajustados. </text:p>
      <text:p text:style-name="Standard"><text:tab/>Para cada tipo de contagem existe uma lógica para realizar a contagem final. Como escolhemos o tipo “Projeto de Desenvolvimento”, utilizaremos sua lógica que é: DFP = (UFP + CFP) x VAF, sendo:</text:p>
      <text:list xml:id="list1652105717490465846" text:style-name="L1">
        <text:list-item>
          <text:p text:style-name="P4">DFP: número de pontos de função do projeto de desenvolvimento</text:p>
        </text:list-item>
        <text:list-item>
          <text:p text:style-name="P4">UFP: número de pontos de função não ajustado das funções disponíveis aos usuários após instalação</text:p>
        </text:list-item>
        <text:list-item>
          <text:p text:style-name="P4">CFP: número de pontos de função não ajustados das funções de conversão</text:p>
        </text:list-item>
        <text:list-item>
          <text:p text:style-name="P4">VAF: valor do fator de ajuste.</text:p>
        </text:list-item>
      </text:list>
      <text:p text:style-name="Standard"/>
      <text:p text:style-name="Standard">Após realizarmos todo o calculo e chegarmos a quantidade de pontos de função necessários para o desenvolvimento do novo projeto, definiremos quantas horas valem cada ponto de função para nossa equipe. Isso a partir do conhecimento da equipe em relação a linguagem de programação que será utilizada, conhecimento em banco de dados, entre outras tecnologias que serão analisadas, o que nos ajudará a chegar em uma medida muito próxima da realidade de quanto tempo levaremos <text:soft-page-break/>para finalizar a aplic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uardo Guedes</meta:initial-creator>
    <meta:creation-date>2021-09-14T00:39:51.53</meta:creation-date>
    <dc:date>2021-09-15T23:30:59.36</dc:date>
    <dc:creator>Eduardo Guedes</dc:creator>
    <meta:editing-duration>PT2H21M26S</meta:editing-duration>
    <meta:editing-cycles>7</meta:editing-cycles>
    <meta:generator>OpenOffice/4.1.10$Win32 OpenOffice.org_project/4110m2$Build-9807</meta:generator>
    <meta:document-statistic meta:table-count="0" meta:image-count="0" meta:object-count="0" meta:page-count="2" meta:paragraph-count="16" meta:word-count="588" meta:character-count="3709"/>
  </office:meta>
</office:document-meta>
</file>